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studios" style:family="table">
      <style:table-properties style:width="16.995cm" fo:break-before="auto" fo:break-after="auto" table:align="left" fo:background-color="transparent" fo:keep-with-next="auto" style:may-break-between-rows="true" table:border-model="collapsing">
        <style:background-image/>
      </style:table-properties>
    </style:style>
    <style:style style:name="Estudios.A" style:family="table-column">
      <style:table-column-properties style:column-width="1.609cm"/>
    </style:style>
    <style:style style:name="Estudios.B" style:family="table-column">
      <style:table-column-properties style:column-width="6.391cm"/>
    </style:style>
    <style:style style:name="Estudios.C" style:family="table-column">
      <style:table-column-properties style:column-width="3.092cm"/>
    </style:style>
    <style:style style:name="Estudios.D" style:family="table-column">
      <style:table-column-properties style:column-width="2.508cm"/>
    </style:style>
    <style:style style:name="Estudios.E" style:family="table-column">
      <style:table-column-properties style:column-width="3.395cm"/>
    </style:style>
    <style:style style:name="Estudios.1" style:family="table-row">
      <style:table-row-properties fo:background-color="#666666" fo:keep-together="auto">
        <style:background-image/>
      </style:table-row-properties>
    </style:style>
    <style:style style:name="Estudios.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Estudios.C1" style:family="table-cell">
      <style:table-cell-properties fo:background-color="#666666" fo:padding="0.097cm" fo:border="0.5pt solid #000000" style:writing-mode="page">
        <style:background-image/>
      </style:table-cell-properties>
    </style:style>
    <style:style style:name="Estudios.2" style:family="table-row">
      <style:table-row-properties fo:background-color="transparent" fo:keep-together="auto">
        <style:background-image/>
      </style:table-row-properties>
    </style:style>
    <style:style style:name="Estudios.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Estudios.E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Estudios.3" style:family="table-row">
      <style:table-row-properties fo:keep-together="auto"/>
    </style:style>
    <style:style style:name="Estudios.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studios.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studios.4" style:family="table-row">
      <style:table-row-properties fo:background-color="#ffffd7" fo:keep-together="auto">
        <style:background-image/>
      </style:table-row-properties>
    </style:style>
    <style:style style:name="Estudios.5" style:family="table-row">
      <style:table-row-properties fo:keep-together="auto"/>
    </style:style>
    <style:style style:name="Estudios.6" style:family="table-row">
      <style:table-row-properties fo:keep-together="auto"/>
    </style:style>
    <style:style style:name="Estudios.7" style:family="table-row">
      <style:table-row-properties fo:keep-together="auto"/>
    </style:style>
    <style:style style:name="Estudios.8" style:family="table-row">
      <style:table-row-properties fo:background-color="#ffdbb6" fo:keep-together="auto">
        <style:background-image/>
      </style:table-row-properties>
    </style:style>
    <style:style style:name="Estudios.9" style:family="table-row">
      <style:table-row-properties fo:keep-together="auto"/>
    </style:style>
    <style:style style:name="Estudios.10" style:family="table-row">
      <style:table-row-properties fo:keep-together="auto"/>
    </style:style>
    <style:style style:name="Estudios.11" style:family="table-row">
      <style:table-row-properties fo:keep-together="auto"/>
    </style:style>
    <style:style style:name="Estudios.12" style:family="table-row">
      <style:table-row-properties fo:keep-together="auto"/>
    </style:style>
    <style:style style:name="Estudios.13" style:family="table-row">
      <style:table-row-properties fo:keep-together="auto"/>
    </style:style>
    <style:style style:name="Estudios.14" style:family="table-row">
      <style:table-row-properties fo:keep-together="auto"/>
    </style:style>
    <style:style style:name="Estudios.15" style:family="table-row">
      <style:table-row-properties fo:background-color="#ffd7d7" fo:keep-together="auto">
        <style:background-image/>
      </style:table-row-properties>
    </style:style>
    <style:style style:name="Estudios.16" style:family="table-row">
      <style:table-row-properties fo:keep-together="auto"/>
    </style:style>
    <style:style style:name="Estudios.17" style:family="table-row">
      <style:table-row-properties fo:keep-together="auto"/>
    </style:style>
    <style:style style:name="Estudios.18" style:family="table-row">
      <style:table-row-properties fo:keep-together="auto"/>
    </style:style>
    <style:style style:name="Estudios.19" style:family="table-row">
      <style:table-row-properties fo:background-color="#e0c2cd" fo:keep-together="auto">
        <style:background-image/>
      </style:table-row-properties>
    </style:style>
    <style:style style:name="Estudios.20" style:family="table-row">
      <style:table-row-properties fo:keep-together="auto"/>
    </style:style>
    <style:style style:name="Estudios.21" style:family="table-row">
      <style:table-row-properties fo:keep-together="auto"/>
    </style:style>
    <style:style style:name="Estudios.22" style:family="table-row">
      <style:table-row-properties fo:keep-together="auto"/>
    </style:style>
    <style:style style:name="Estudios.23" style:family="table-row">
      <style:table-row-properties fo:keep-together="auto"/>
    </style:style>
    <style:style style:name="Estudios.24" style:family="table-row">
      <style:table-row-properties fo:keep-together="auto"/>
    </style:style>
    <style:style style:name="Estudios.25" style:family="table-row">
      <style:table-row-properties fo:keep-together="auto"/>
    </style:style>
    <style:style style:name="Estudios.26" style:family="table-row">
      <style:table-row-properties fo:keep-together="auto"/>
    </style:style>
    <style:style style:name="Estudios.27" style:family="table-row">
      <style:table-row-properties fo:keep-together="auto"/>
    </style:style>
    <style:style style:name="Estudios.28" style:family="table-row">
      <style:table-row-properties fo:keep-together="auto"/>
    </style:style>
    <style:style style:name="Estudios.29" style:family="table-row">
      <style:table-row-properties fo:keep-together="auto"/>
    </style:style>
    <style:style style:name="Estudios.30" style:family="table-row">
      <style:table-row-properties fo:background-color="#dedce6" fo:keep-together="auto">
        <style:background-image/>
      </style:table-row-properties>
    </style:style>
    <style:style style:name="Estudios.31" style:family="table-row">
      <style:table-row-properties fo:keep-together="auto"/>
    </style:style>
    <style:style style:name="Estudios.32" style:family="table-row">
      <style:table-row-properties fo:keep-together="auto"/>
    </style:style>
    <style:style style:name="Estudios.33" style:family="table-row">
      <style:table-row-properties fo:keep-together="auto"/>
    </style:style>
    <style:style style:name="Estudios.34" style:family="table-row">
      <style:table-row-properties fo:keep-together="auto"/>
    </style:style>
    <style:style style:name="Estudios.35" style:family="table-row">
      <style:table-row-properties fo:keep-together="auto"/>
    </style:style>
    <style:style style:name="Estudios.36" style:family="table-row">
      <style:table-row-properties fo:keep-together="auto"/>
    </style:style>
    <style:style style:name="Estudios.37" style:family="table-row">
      <style:table-row-properties fo:background-color="#dee7e5" fo:keep-together="auto">
        <style:background-image/>
      </style:table-row-properties>
    </style:style>
    <style:style style:name="Estudios.38" style:family="table-row">
      <style:table-row-properties fo:keep-together="auto"/>
    </style:style>
    <style:style style:name="Estudios.39" style:family="table-row">
      <style:table-row-properties fo:keep-together="auto"/>
    </style:style>
    <style:style style:name="Estudios.40" style:family="table-row">
      <style:table-row-properties fo:keep-together="auto"/>
    </style:style>
    <style:style style:name="Estudios.41" style:family="table-row">
      <style:table-row-properties fo:keep-together="auto"/>
    </style:style>
    <style:style style:name="Estudios.42" style:family="table-row">
      <style:table-row-properties fo:keep-together="auto"/>
    </style:style>
    <style:style style:name="Estudios.43" style:family="table-row">
      <style:table-row-properties fo:keep-together="auto"/>
    </style:style>
    <style:style style:name="Estudios.44" style:family="table-row">
      <style:table-row-properties fo:keep-together="auto"/>
    </style:style>
    <style:style style:name="Estudios.45" style:family="table-row">
      <style:table-row-properties fo:keep-together="auto"/>
    </style:style>
    <style:style style:name="Estudios.46" style:family="table-row">
      <style:table-row-properties fo:keep-together="auto"/>
    </style:style>
    <style:style style:name="Estudios.47" style:family="table-row">
      <style:table-row-properties fo:keep-together="auto"/>
    </style:style>
    <style:style style:name="Estudios.48" style:family="table-row">
      <style:table-row-properties fo:keep-together="auto"/>
    </style:style>
    <style:style style:name="Estudios.49" style:family="table-row">
      <style:table-row-properties fo:keep-together="auto"/>
    </style:style>
    <style:style style:name="Estudios.50" style:family="table-row">
      <style:table-row-properties fo:keep-together="auto"/>
    </style:style>
    <style:style style:name="Estudios.51" style:family="table-row">
      <style:table-row-properties fo:background-color="#d4ea6b" fo:keep-together="auto">
        <style:background-image/>
      </style:table-row-properties>
    </style:style>
    <style:style style:name="Estudios.52" style:family="table-row">
      <style:table-row-properties fo:keep-together="auto"/>
    </style:style>
    <style:style style:name="Estudios.54" style:family="table-row">
      <style:table-row-properties fo:keep-together="auto"/>
    </style:style>
    <style:style style:name="Estudios.55" style:family="table-row">
      <style:table-row-properties fo:keep-together="auto"/>
    </style:style>
    <style:style style:name="Estudios.56" style:family="table-row">
      <style:table-row-properties fo:keep-together="auto"/>
    </style:style>
    <style:style style:name="Estudios.57" style:family="table-row">
      <style:table-row-properties fo:background-color="#b4c7dc" fo:keep-together="auto">
        <style:background-image/>
      </style:table-row-properties>
    </style:style>
    <style:style style:name="Estudios.58" style:family="table-row">
      <style:table-row-properties fo:background-color="#5983b0">
        <style:background-image/>
      </style:table-row-properties>
    </style:style>
    <style:style style:name="Estudios.A58" style:family="table-cell">
      <style:table-cell-properties fo:background-color="#ffaa95" fo:padding="0.097cm" fo:border-left="0.5pt solid #000000" fo:border-right="none" fo:border-top="none" fo:border-bottom="0.5pt solid #000000" style:writing-mode="page">
        <style:background-image/>
      </style:table-cell-properties>
    </style:style>
    <style:style style:name="Estudios.E58" style:family="table-cell">
      <style:table-cell-properties fo:background-color="#ffaa95" fo:padding="0.097cm" fo:border-left="0.5pt solid #000000" fo:border-right="0.5pt solid #000000" fo:border-top="none" fo:border-bottom="0.5pt solid #000000" style:writing-mode="page">
        <style:background-image/>
      </style:table-cell-properties>
    </style:style>
    <style:style style:name="Ranking" style:family="table">
      <style:table-properties style:width="17cm" fo:break-before="auto" fo:break-after="auto" table:align="margins" fo:background-color="transparent" fo:keep-with-next="auto" style:may-break-between-rows="true" table:border-model="collapsing">
        <style:background-image/>
      </style:table-properties>
    </style:style>
    <style:style style:name="Ranking.A" style:family="table-column">
      <style:table-column-properties style:column-width="4.249cm" style:rel-column-width="16383*"/>
    </style:style>
    <style:style style:name="Ranking.D" style:family="table-column">
      <style:table-column-properties style:column-width="4.251cm" style:rel-column-width="16386*"/>
    </style:style>
    <style:style style:name="Ranking.1" style:family="table-row">
      <style:table-row-properties fo:background-color="#666666">
        <style:background-image/>
      </style:table-row-properties>
    </style:style>
    <style:style style:name="Rank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anking.B1" style:family="table-cell">
      <style:table-cell-properties fo:background-color="transparent" fo:padding="0.097cm" fo:border="0.5pt solid #000000" style:writing-mode="page">
        <style:background-image/>
      </style:table-cell-properties>
    </style:style>
    <style:style style:name="Ranking.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anking.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anking.3" style:family="table-row">
      <style:table-row-properties fo:background-color="transparent">
        <style:background-image/>
      </style:table-row-properties>
    </style:style>
    <style:style style:name="Ranking.B3" style:family="table-cell">
      <style:table-cell-properties fo:background-color="#00a933" fo:padding="0.097cm" fo:border-left="0.5pt solid #000000" fo:border-right="none" fo:border-top="none" fo:border-bottom="0.5pt solid #000000" style:writing-mode="page">
        <style:background-image/>
      </style:table-cell-properties>
    </style:style>
    <style:style style:name="Ranking.D3" style:family="table-cell">
      <style:table-cell-properties fo:background-color="#ff4000" fo:padding="0.097cm" fo:border-left="0.5pt solid #000000" fo:border-right="0.5pt solid #000000" fo:border-top="none" fo:border-bottom="0.5pt solid #000000" style:writing-mode="page">
        <style:background-image/>
      </style:table-cell-properties>
    </style:style>
    <style:style style:name="Ranking.C4" style:family="table-cell">
      <style:table-cell-properties fo:background-color="#ff4000" fo:padding="0.097cm" fo:border-left="0.5pt solid #000000" fo:border-right="none" fo:border-top="none" fo:border-bottom="0.5pt solid #000000" style:writing-mode="page">
        <style:background-image/>
      </style:table-cell-properties>
    </style:style>
    <style:style style:name="Ranking.5" style:family="table-row">
      <style:table-row-properties fo:background-color="transparent" fo:keep-together="auto">
        <style:background-image/>
      </style:table-row-properties>
    </style:style>
    <style:style style:name="Ranking.D5" style:family="table-cell" style:data-style-name="N10000">
      <style:table-cell-properties fo:background-color="#ff4000" fo:padding="0.097cm" fo:border-left="0.5pt solid #000000" fo:border-right="0.5pt solid #000000" fo:border-top="none" fo:border-bottom="0.5pt solid #000000" style:writing-mode="page">
        <style:background-image/>
      </style:table-cell-properties>
    </style:style>
    <style:style style:name="Ranking.D6" style:family="table-cell">
      <style:table-cell-properties fo:background-color="#00a933" fo:padding="0.097cm" fo:border-left="0.5pt solid #000000" fo:border-right="0.5pt solid #000000" fo:border-top="none" fo:border-bottom="0.5pt solid #000000" style:writing-mode="page">
        <style:background-image/>
      </style:table-cell-properties>
    </style:style>
    <style:style style:name="Ranking.B7" style:family="table-cell" style:data-style-name="N10000">
      <style:table-cell-properties fo:background-color="#00a933" fo:padding="0.097cm" fo:border-left="0.5pt solid #000000" fo:border-right="none" fo:border-top="none" fo:border-bottom="0.5pt solid #000000" style:writing-mode="page">
        <style:background-image/>
      </style:table-cell-properties>
    </style:style>
    <style:style style:name="Ranking.8" style:family="table-row">
      <style:table-row-properties fo:background-color="#ff7b59">
        <style:background-image/>
      </style:table-row-properties>
    </style:style>
    <style:style style:name="P1" style:family="paragraph" style:parent-style-name="Standard">
      <style:paragraph-properties fo:break-before="page"/>
      <style:text-properties officeooo:rsid="001c642a" officeooo:paragraph-rsid="001c642a"/>
    </style:style>
    <style:style style:name="P2" style:family="paragraph" style:parent-style-name="Standard">
      <style:text-properties officeooo:rsid="001c642a" officeooo:paragraph-rsid="001c642a"/>
    </style:style>
    <style:style style:name="P3" style:family="paragraph" style:parent-style-name="Standard">
      <style:text-properties fo:font-style="normal" officeooo:rsid="001ddc64" officeooo:paragraph-rsid="001ddc64" style:font-style-asian="normal" style:font-style-complex="normal"/>
    </style:style>
    <style:style style:name="P4" style:family="paragraph" style:parent-style-name="Standard">
      <style:text-properties fo:font-style="normal" officeooo:rsid="001c642a" officeooo:paragraph-rsid="0023201e" style:font-style-asian="normal" style:font-style-complex="normal"/>
    </style:style>
    <style:style style:name="P5" style:family="paragraph" style:parent-style-name="Standard">
      <style:text-properties fo:font-style="normal" officeooo:rsid="0023201e" officeooo:paragraph-rsid="0023201e" style:font-style-asian="normal" style:font-style-complex="normal"/>
    </style:style>
    <style:style style:name="P6" style:family="paragraph" style:parent-style-name="Standard">
      <style:text-properties officeooo:paragraph-rsid="0023201e"/>
    </style:style>
    <style:style style:name="P7" style:family="paragraph" style:parent-style-name="Standard">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Standard">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bold" officeooo:rsid="0026a4bc" officeooo:paragraph-rsid="0026a4bc" style:font-size-asian="10pt" style:font-style-asian="normal" style:font-weight-asian="bold" style:font-size-complex="10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12"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e0ef5" officeooo:paragraph-rsid="001e0ef5"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fb3a3" officeooo:paragraph-rsid="001fb3a3" style:font-size-asian="9pt" style:font-style-asian="normal" style:font-weight-asian="bold" style:font-size-complex="9pt" style:font-style-complex="normal" style:font-weight-complex="bold"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1fb3a3" officeooo:paragraph-rsid="001fb3a3" style:font-size-asian="9pt" style:font-style-asian="normal" style:font-weight-asian="bold" style:font-size-complex="9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1608d" officeooo:paragraph-rsid="0021608d" style:font-size-asian="9pt" style:font-style-asian="normal" style:font-weight-asian="bold" style:font-size-complex="9pt" style:font-style-complex="normal" style:font-weight-complex="bold" style:text-overline-style="none" style:text-overline-color="font-color"/>
    </style:style>
    <style:style style:name="P17"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1608d" officeooo:paragraph-rsid="0021608d" style:font-size-asian="9pt" style:font-style-asian="normal" style:font-weight-asian="bold" style:font-size-complex="9pt" style:font-style-complex="normal" style:font-weight-complex="bold"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1608d" officeooo:paragraph-rsid="00248907" style:font-size-asian="9pt" style:font-style-asian="normal" style:font-weight-asian="bold" style:font-size-complex="9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1b34" officeooo:paragraph-rsid="00221b34" style:font-size-asian="9pt" style:font-style-asian="normal" style:font-weight-asian="bold" style:font-size-complex="9pt" style:font-style-complex="normal" style:font-weight-complex="bold"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1b34" officeooo:paragraph-rsid="00221b34"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6618" officeooo:paragraph-rsid="00226618" style:font-size-asian="9pt" style:font-style-asian="normal" style:font-weight-asian="bold" style:font-size-complex="9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6618" officeooo:paragraph-rsid="00226618"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26618" officeooo:paragraph-rsid="00248907" style:font-size-asian="9pt" style:font-style-asian="normal" style:font-weight-asian="bold" style:font-size-complex="9pt" style:font-style-complex="normal" style:font-weight-complex="bold"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bold" officeooo:rsid="0023201e" officeooo:paragraph-rsid="0023201e" style:font-size-asian="9pt" style:font-style-asian="normal" style:font-weight-asian="bold" style:font-size-complex="9pt" style:font-style-complex="normal" style:font-weight-complex="bold"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1fb3a3" officeooo:paragraph-rsid="001fb3a3"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1e0ef5" officeooo:paragraph-rsid="001e0ef5"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1de2de" officeooo:paragraph-rsid="001de2de"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1608d" officeooo:paragraph-rsid="0021608d"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1608d" officeooo:paragraph-rsid="00248907"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justify" style:justify-single-word="false"/>
      <style:text-properties fo:color="#000000" style:text-outline="false" style:text-line-through-style="none" style:text-line-through-type="none" style:font-name="Liberation Sans" fo:font-size="9pt" fo:font-style="normal" fo:text-shadow="none" style:text-underline-style="none" fo:font-weight="normal" officeooo:paragraph-rsid="001fb3a3"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21b34" officeooo:paragraph-rsid="00248907"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9pt" fo:font-style="normal" fo:text-shadow="none" style:text-underline-style="none" fo:font-weight="normal" officeooo:rsid="00226618" officeooo:paragraph-rsid="00248907"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3201e" officeooo:paragraph-rsid="0023201e"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end"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3201e" officeooo:paragraph-rsid="0023201e"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Contents">
      <style:paragraph-properties fo:text-align="end"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3201e" officeooo:paragraph-rsid="00248907"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ffffff" style:text-outline="false" style:text-line-through-style="none" style:text-line-through-type="none" style:font-name="Liberation Sans" fo:font-size="10pt" fo:font-style="normal" fo:text-shadow="none" style:text-underline-style="none" fo:font-weight="bold" officeooo:rsid="00248907" officeooo:paragraph-rsid="00248907"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bold" officeooo:rsid="001de2de" officeooo:paragraph-rsid="001de2de" style:font-size-asian="9pt" style:font-style-asian="normal" style:font-weight-asian="bold" style:font-size-complex="9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9pt" fo:font-style="normal" fo:text-shadow="none" style:text-underline-style="none" fo:font-weight="normal" officeooo:rsid="001de2de" officeooo:paragraph-rsid="001de2de"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fo:font-size="9pt" style:font-size-asian="9pt" style:font-size-complex="9pt"/>
    </style:style>
    <style:style style:name="P42" style:family="paragraph" style:parent-style-name="Title">
      <style:paragraph-properties fo:margin-top="9.999cm" fo:margin-bottom="0.21cm" loext:contextual-spacing="false"/>
    </style:style>
    <style:style style:name="P43" style:family="paragraph" style:parent-style-name="User_20_Index_20_1">
      <style:paragraph-properties>
        <style:tab-stops>
          <style:tab-stop style:position="17cm" style:type="right" style:leader-style="dotted" style:leader-text="."/>
        </style:tab-stops>
      </style:paragraph-properties>
    </style:style>
    <style:style style:name="P44" style:family="paragraph" style:parent-style-name="Standard" style:list-style-name="L1">
      <style:text-properties officeooo:paragraph-rsid="001ddc64"/>
    </style:style>
    <style:style style:name="P45" style:family="paragraph" style:parent-style-name="Standard" style:list-style-name="L1">
      <style:text-properties fo:font-style="normal" officeooo:paragraph-rsid="001ddc64" style:font-style-asian="normal" style:font-style-complex="normal"/>
    </style:style>
    <style:style style:name="P46" style:family="paragraph" style:parent-style-name="Standard" style:list-style-name="L1">
      <style:text-properties officeooo:rsid="001ddc64" officeooo:paragraph-rsid="001ddc64"/>
    </style:style>
    <style:style style:name="P47" style:family="paragraph" style:parent-style-name="Heading_20_1">
      <style:paragraph-properties fo:break-before="page"/>
    </style:style>
    <style:style style:name="T1" style:family="text">
      <style:text-properties officeooo:rsid="0026a4bc"/>
    </style:style>
    <style:style style:name="T2" style:family="text">
      <style:text-properties officeooo:rsid="001c642a"/>
    </style:style>
    <style:style style:name="T3" style:family="text">
      <style:text-properties fo:font-style="italic" officeooo:rsid="001c642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642a" style:font-style-asian="normal" style:font-style-complex="normal"/>
    </style:style>
    <style:style style:name="T6" style:family="text">
      <style:text-properties fo:font-style="normal" officeooo:rsid="00248907" style:font-style-asian="normal" style:font-style-complex="normal"/>
    </style:style>
    <style:style style:name="T7" style:family="text">
      <style:text-properties fo:font-style="normal" officeooo:rsid="0023201e" style:font-style-asian="normal" style:font-style-complex="normal"/>
    </style:style>
    <style:style style:name="T8" style:family="text">
      <style:text-properties fo:font-style="normal" officeooo:rsid="0026a4bc" style:font-style-asian="normal" style:font-style-complex="normal"/>
    </style:style>
    <style:style style:name="T9" style:family="text">
      <style:text-properties fo:color="#000000" style:text-outline="false" style:text-line-through-style="none" style:text-line-through-type="none" style:font-name="Liberation Sans"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ans" fo:font-style="normal" fo:text-shadow="none" style:text-underline-style="none" fo:font-weight="normal" officeooo:rsid="00226618" style:font-style-asian="normal" style:font-weight-asian="normal" style:font-style-complex="normal" style:font-weight-complex="normal" style:text-overline-style="none" style:text-overline-color="font-color"/>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1de2de" style:language-asian="zxx" style:country-asian="none" style:language-complex="zxx" style:country-complex="none"/>
    </style:style>
    <style:style style:name="T13" style:family="text">
      <style:text-properties officeooo:rsid="001e0ef5"/>
    </style:style>
    <style:style style:name="T14" style:family="text">
      <style:text-properties officeooo:rsid="0021608d"/>
    </style:style>
    <style:style style:name="T15" style:family="text">
      <style:text-properties officeooo:rsid="00248907"/>
    </style:style>
    <style:style style:name="T16" style:family="text">
      <style:text-properties fo:font-weight="bold" style:font-weight-asian="bold" style:font-weight-complex="bold"/>
    </style:style>
    <style:style style:name="T17"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8" style:family="text">
      <style:text-properties style:text-outline="false" style:text-line-through-style="none" style:text-line-through-type="none" fo:font-style="normal" fo:text-shadow="none" style:text-underline-style="none" officeooo:rsid="001de2de" style:font-style-asian="normal" style:font-style-complex="normal" style:text-overline-style="none" style:text-overline-color="font-color"/>
    </style:style>
    <style:style style:name="T19" style:family="text">
      <style:text-properties officeooo:rsid="00282e3c"/>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MPARATIVA DE PÁGINAS WEB</text:p>
      <text:p text:style-name="Subtitle">IVÁN DANIEL GALLEGO TORRES</text:p>
      <text:p text:style-name="P1"/>
      <text:p text:style-name="P2"/>
      <text:p text:style-name="P2"/>
      <text:user-index text:style-name="Sect1" text:protected="true" text:name="Definido por el usuario1">
        <text:user-index-source text:use-index-marks="true" text:use-index-source-styles="true" text:index-name="User-Defined">
          <text:index-title-template text:style-name="User_20_Index_20_Heading">Índice de contenid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s>
        </text:user-index-source>
        <text:index-body>
          <text:index-title text:style-name="Sect1" text:name="Definido por el usuario1_Head">
            <text:p text:style-name="User_20_Index_20_Heading">Índice de contenidos</text:p>
          </text:index-title>
          <text:p text:style-name="P43">1. INTRODUCCIÓN<text:tab/>3</text:p>
          <text:p text:style-name="P43"><text:span text:style-name="T4">2. DESCRIPCIÓN DE LAS WEBS INVESTIGADAS</text:span><text:tab/>3</text:p>
          <text:p text:style-name="P43">3. EVALUACIÓN DE LAS WEBS INVESTIGADAS<text:tab/>3</text:p>
          <text:p text:style-name="P43"><text:span text:style-name="T4">4. RANKING</text:span><text:tab/>6</text:p>
          <text:p text:style-name="P43">5. CONCLUSIONES<text:tab/>6</text:p>
        </text:index-body>
      </text:user-index>
      <text:p text:style-name="P2"/>
      <text:h text:style-name="P47" text:outline-level="1"><text:bookmark-start text:name="__RefHeading___Toc385_328040677"/>1. INTRODUCCIÓN<text:bookmark-end text:name="__RefHeading___Toc385_328040677"/></text:h>
      <text:p text:style-name="P3"><text:span text:style-name="T2">E</text:span>n este documento se analizarán 3 webs diferentes de venta de zapatos online. Todas estas tiendas venden a través de su página web exclusivamente, salvo Deichmann que venda también en tiendas físicas. Se podría decir que Deichmann, pese a ser una empresa grande, puede permitirse relajarse en lo que a diseño de su página web se refiere, sin embargo las otras tiendas no tienen tiendas físicas y por tanto se deduce lógicamente que sus diseños deberían se extraordinarios.</text:p>
      <text:p text:style-name="P3">Las otras dos tiendas son Saxozapatos, una tienda online que empezó en 1999 y Amarettoshop, una tienda pequeña de venta online que empezó su negocio hace relativamente poco.</text:p>
      <text:h text:style-name="Heading_20_1" text:outline-level="1"><text:bookmark-start text:name="__RefHeading___Toc393_328040677"/><text:span text:style-name="T5">2. </text:span><text:span text:style-name="T6">DESCRIPCIÓN DE LAS WEBS INVESTIG</text:span><text:span text:style-name="T8">A</text:span><text:span text:style-name="T6">DAS</text:span><text:bookmark-end text:name="__RefHeading___Toc393_328040677"/></text:h>
      <text:list xml:id="list2854076730" text:style-name="L1">
        <text:list-item>
          <text:p text:style-name="P45"><text:a xlink:type="simple" xlink:href="https://www.deichmann.com/" text:style-name="Internet_20_link" text:visited-style-name="Visited_20_Internet_20_Link"><text:span text:style-name="T2">https://www.deichmann.com</text:span></text:a><text:span text:style-name="T2">: Una empresa cuyo lema es </text:span><text:span text:style-name="T3">“La empresa debe servir a la persona”. </text:span><text:span text:style-name="T2">Venden zapatos de moda de calidad para todas las edades es una filosofía que les ha servido para situarse en lo más alto de venta de zapatos en Alemania. En 2014 vendieron más de 183 millones de pares de zapatos.</text:span></text:p>
          <text:p text:style-name="P45"/>
        </text:list-item>
        <text:list-item>
          <text:p text:style-name="P44"><text:a xlink:type="simple" xlink:href="https://saxozapatos.com/" text:style-name="Internet_20_link" text:visited-style-name="Visited_20_Internet_20_Link"><text:span text:style-name="T4">https://saxozapatos.com/</text:span></text:a><text:span text:style-name="T4">: </text:span><text:span text:style-name="T5">Esta empresa empezó en</text:span><text:span text:style-name="T4"> 1999, cuando </text:span><text:span text:style-name="T5">abrieron su primera tienda</text:span><text:span text:style-name="T4">. Desde entonces, en SAXO </text:span><text:span text:style-name="T5">apuestan</text:span><text:span text:style-name="T4"> por ofrecer modernas y variadas colecciones que marcan las últimas tendencias en el mercado de moda y complementos.</text:span></text:p>
          <text:p text:style-name="P45"/>
        </text:list-item>
        <text:list-item>
          <text:p text:style-name="P46"><text:a xlink:type="simple" xlink:href="https://amarettoshop.com/" text:style-name="Internet_20_link" text:visited-style-name="Visited_20_Internet_20_Link"><text:span text:style-name="T5">https://amarettoshop.com/</text:span></text:a><text:span text:style-name="T5">: Una tienda humilde que empezó hace solo 5 años como un proyecto de tienda online, al principio eran unos pocos pero debido al éxito de sus zapatos, pasó a ser un referente en cuanto a zapatos originales.</text:span></text:p>
        </text:list-item>
      </text:list>
      <text:h text:style-name="Heading_20_1" text:outline-level="1"><text:bookmark-start text:name="__RefHeading___Toc391_328040677"/>3. EVALUACIÓN DE LAS WEBS INVESTIGADAS<text:bookmark-end text:name="__RefHeading___Toc391_328040677"/></text:h>
      <table:table table:name="Estudios" table:style-name="Estudios" table:template-name="Estilo predeterminado">
        <table:table-column table:style-name="Estudios.A"/>
        <table:table-column table:style-name="Estudios.B"/>
        <table:table-column table:style-name="Estudios.C"/>
        <table:table-column table:style-name="Estudios.D"/>
        <table:table-column table:style-name="Estudios.E"/>
        <table:table-row table:style-name="Estudios.1">
          <table:table-cell table:style-name="Estudios.A1" table:number-columns-spanned="2" office:value-type="string">
            <text:p text:style-name="P39">Indicadores</text:p>
          </table:table-cell>
          <table:covered-table-cell/>
          <table:table-cell table:style-name="Estudios.C1" table:number-columns-spanned="3" office:value-type="string">
            <text:p text:style-name="P40"><text:span text:style-name="T16">Webs</text:span> <text:span text:style-name="T16">estudiadas</text:span></text:p>
          </table:table-cell>
          <table:covered-table-cell/>
          <table:covered-table-cell/>
        </table:table-row>
        <table:table-row table:style-name="Estudios.2">
          <table:table-cell table:style-name="Estudios.A2" office:value-type="string">
            <text:p text:style-name="P39">Nº</text:p>
          </table:table-cell>
          <table:table-cell table:style-name="Estudios.A2" office:value-type="string">
            <text:p text:style-name="P39">Nombre</text:p>
          </table:table-cell>
          <table:table-cell table:style-name="Estudios.A2" office:value-type="string">
            <text:p text:style-name="P7"><text:span text:style-name="T18">D</text:span><text:span text:style-name="T17">eichman</text:span></text:p>
          </table:table-cell>
          <table:table-cell table:style-name="Estudios.A2" office:value-type="string">
            <text:p text:style-name="P8"><text:span text:style-name="T12">S</text:span><text:span text:style-name="T11">axozapatos</text:span></text:p>
          </table:table-cell>
          <table:table-cell table:style-name="Estudios.E2" office:value-type="string">
            <text:p text:style-name="P8"><text:span text:style-name="T12">A</text:span><text:span text:style-name="T11">marettoshop</text:span></text:p>
          </table:table-cell>
        </table:table-row>
        <table:table-row table:style-name="Estudios.3">
          <table:table-cell table:style-name="Estudios.A3" office:value-type="string">
            <text:p text:style-name="P11">1</text:p>
          </table:table-cell>
          <table:table-cell table:style-name="Estudios.A3" office:value-type="string">
            <text:p text:style-name="P12">Autoría de la página</text:p>
          </table:table-cell>
          <table:table-cell table:style-name="Estudios.A3" office:value-type="string">
            <text:p text:style-name="P25">7,00</text:p>
          </table:table-cell>
          <table:table-cell table:style-name="Estudios.A3" office:value-type="string">
            <text:p text:style-name="P25">10,00</text:p>
          </table:table-cell>
          <table:table-cell table:style-name="Estudios.E3" office:value-type="string">
            <text:p text:style-name="P25">5,00</text:p>
          </table:table-cell>
        </table:table-row>
        <table:table-row table:style-name="Estudios.4">
          <table:table-cell table:style-name="Estudios.A3" table:number-columns-spanned="2" office:value-type="string">
            <text:p text:style-name="P13">MEDIA <text:s/>- <text:span text:style-name="T19">1</text:span></text:p>
          </table:table-cell>
          <table:covered-table-cell/>
          <table:table-cell table:style-name="Estudios.A3" office:value-type="string">
            <text:p text:style-name="P15">7,00</text:p>
          </table:table-cell>
          <table:table-cell table:style-name="Estudios.A3" office:value-type="string">
            <text:p text:style-name="P15">10,00</text:p>
          </table:table-cell>
          <table:table-cell table:style-name="Estudios.E3" office:value-type="string">
            <text:p text:style-name="P15">5,00</text:p>
          </table:table-cell>
        </table:table-row>
        <table:table-row table:style-name="Estudios.5">
          <table:table-cell table:style-name="Estudios.A3" office:value-type="string">
            <text:p text:style-name="P11">2</text:p>
          </table:table-cell>
          <table:table-cell table:style-name="Estudios.A3" office:value-type="string">
            <text:p text:style-name="P12">Actualidad de la web</text:p>
          </table:table-cell>
          <table:table-cell table:style-name="Estudios.A3" office:value-type="string">
            <text:p text:style-name="P26"/>
          </table:table-cell>
          <table:table-cell table:style-name="Estudios.A3" office:value-type="string">
            <text:p text:style-name="P26"/>
          </table:table-cell>
          <table:table-cell table:style-name="Estudios.E3" office:value-type="string">
            <text:p text:style-name="P26"/>
          </table:table-cell>
        </table:table-row>
        <table:table-row table:style-name="Estudios.6">
          <table:table-cell table:style-name="Estudios.A3" office:value-type="string">
            <text:p text:style-name="P27">2.1</text:p>
          </table:table-cell>
          <table:table-cell table:style-name="Estudios.A3" office:value-type="string">
            <text:p text:style-name="P28">Aparecen la fecha de creación de la página y revisión</text:p>
            <text:p text:style-name="P28">por última vez</text:p>
          </table:table-cell>
          <table:table-cell table:style-name="Estudios.A3" office:value-type="string">
            <text:p text:style-name="P29">10,<text:span text:style-name="T15">00</text:span></text:p>
          </table:table-cell>
          <table:table-cell table:style-name="Estudios.A3" office:value-type="string">
            <text:p text:style-name="P30">0,<text:span text:style-name="T15">00</text:span></text:p>
          </table:table-cell>
          <table:table-cell table:style-name="Estudios.E3" office:value-type="string">
            <text:p text:style-name="P30">0,<text:span text:style-name="T15">00</text:span></text:p>
          </table:table-cell>
        </table:table-row>
        <table:table-row table:style-name="Estudios.7">
          <table:table-cell table:style-name="Estudios.A3" office:value-type="string">
            <text:p text:style-name="P27">2.2</text:p>
          </table:table-cell>
          <table:table-cell table:style-name="Estudios.A3" office:value-type="string">
            <text:p text:style-name="P28"><text:span text:style-name="T13">E</text:span>xistencia de nuevos elementos y de indicaciones de que la página <text:span text:style-name="T13">se está actualizando constantemente</text:span></text:p>
          </table:table-cell>
          <table:table-cell table:style-name="Estudios.A3" office:value-type="string">
            <text:p text:style-name="P30">7,<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7,<text:span text:style-name="T15">00</text:span></text:p>
          </table:table-cell>
        </table:table-row>
        <table:table-row table:style-name="Estudios.8">
          <table:table-cell table:style-name="Estudios.A3" table:number-columns-spanned="2" office:value-type="string">
            <text:p text:style-name="P14">MEDIA - <text:span text:style-name="T19">2</text:span></text:p>
          </table:table-cell>
          <table:covered-table-cell/>
          <table:table-cell table:style-name="Estudios.A3" office:value-type="string">
            <text:p text:style-name="P17">8,5<text:span text:style-name="T15">0</text:span></text:p>
          </table:table-cell>
          <table:table-cell table:style-name="Estudios.A3" office:value-type="string">
            <text:p text:style-name="P18">5,<text:span text:style-name="T15">00</text:span></text:p>
          </table:table-cell>
          <table:table-cell table:style-name="Estudios.E3" office:value-type="string">
            <text:p text:style-name="P17">3,5<text:span text:style-name="T15">0</text:span></text:p>
          </table:table-cell>
        </table:table-row>
        <table:table-row table:style-name="Estudios.9">
          <table:table-cell table:style-name="Estudios.A3" office:value-type="string">
            <text:p text:style-name="P11">3</text:p>
          </table:table-cell>
          <table:table-cell table:style-name="Estudios.A3" office:value-type="string">
            <text:p text:style-name="P12">Comprobar la cobertura</text:p>
          </table:table-cell>
          <table:table-cell table:style-name="Estudios.A3" office:value-type="string">
            <text:p text:style-name="P26"/>
          </table:table-cell>
          <table:table-cell table:style-name="Estudios.A3" office:value-type="string">
            <text:p text:style-name="P26"/>
          </table:table-cell>
          <table:table-cell table:style-name="Estudios.E3" office:value-type="string">
            <text:p text:style-name="P26"/>
          </table:table-cell>
        </table:table-row>
        <table:table-row table:style-name="Estudios.10">
          <table:table-cell table:style-name="Estudios.A3" office:value-type="string">
            <text:p text:style-name="P27">3.1</text:p>
          </table:table-cell>
          <table:table-cell table:style-name="Estudios.A3" office:value-type="string">
            <text:p text:style-name="P28">Tema a tratar claramente expresado </text:p>
          </table:table-cell>
          <table:table-cell table:style-name="Estudios.A3" office:value-type="string">
            <text:p text:style-name="P30">10,<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10,<text:span text:style-name="T15">00</text:span></text:p>
          </table:table-cell>
        </table:table-row>
        <table:table-row table:style-name="Estudios.11">
          <table:table-cell table:style-name="Estudios.A3" office:value-type="string">
            <text:p text:style-name="P27">3.2</text:p>
          </table:table-cell>
          <table:table-cell table:style-name="Estudios.A3" office:value-type="string">
            <text:p text:style-name="P28">Título y descripción del contenido de la web en la cabecera expresados de forma clara </text:p>
          </table:table-cell>
          <table:table-cell table:style-name="Estudios.A3" office:value-type="string">
            <text:p text:style-name="P30">7,<text:span text:style-name="T15">00</text:span></text:p>
          </table:table-cell>
          <table:table-cell table:style-name="Estudios.A3" office:value-type="string">
            <text:p text:style-name="P30">8,<text:span text:style-name="T15">00</text:span></text:p>
          </table:table-cell>
          <table:table-cell table:style-name="Estudios.E3" office:value-type="string">
            <text:p text:style-name="P30">3,<text:span text:style-name="T15">00</text:span></text:p>
          </table:table-cell>
        </table:table-row>
        <table:table-row table:style-name="Estudios.12">
          <table:table-cell table:style-name="Estudios.A3" office:value-type="string">
            <text:p text:style-name="P27">3.3</text:p>
          </table:table-cell>
          <table:table-cell table:style-name="Estudios.A3" office:value-type="string">
            <text:p text:style-name="P28">En el contenido aparecen encabezamientos y de palabras claves (keywords) </text:p>
          </table:table-cell>
          <table:table-cell table:style-name="Estudios.A3" office:value-type="string">
            <text:p text:style-name="P30">5,<text:span text:style-name="T15">00</text:span></text:p>
          </table:table-cell>
          <table:table-cell table:style-name="Estudios.A3" office:value-type="string">
            <text:p text:style-name="P30">6,<text:span text:style-name="T15">00</text:span></text:p>
          </table:table-cell>
          <table:table-cell table:style-name="Estudios.E3" office:value-type="string">
            <text:p text:style-name="P30">3,<text:span text:style-name="T15">00</text:span></text:p>
          </table:table-cell>
        </table:table-row>
        <table:table-row table:style-name="Estudios.13">
          <table:table-cell table:style-name="Estudios.A3" office:value-type="string">
            <text:p text:style-name="P27">3.4</text:p>
          </table:table-cell>
          <table:table-cell table:style-name="Estudios.A3" office:value-type="string">
            <text:p text:style-name="P28">En la navegación aparece claramente un <text:soft-page-break/>resumen de contenido de la web </text:p>
          </table:table-cell>
          <table:table-cell table:style-name="Estudios.A3" office:value-type="string">
            <text:p text:style-name="P30">8,<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5,<text:span text:style-name="T15">00</text:span></text:p>
          </table:table-cell>
        </table:table-row>
        <table:table-row table:style-name="Estudios.14">
          <table:table-cell table:style-name="Estudios.A3" office:value-type="string">
            <text:p text:style-name="P27">3.5</text:p>
          </table:table-cell>
          <table:table-cell table:style-name="Estudios.A3" office:value-type="string">
            <text:p text:style-name="P28">El mapa (si lo tiene) es accesible fácilmente </text:p>
          </table:table-cell>
          <table:table-cell table:style-name="Estudios.E3" table:number-columns-spanned="3" office:value-type="string">
            <text:p text:style-name="P26"/>
          </table:table-cell>
          <table:covered-table-cell/>
          <table:covered-table-cell/>
        </table:table-row>
        <table:table-row table:style-name="Estudios.15">
          <table:table-cell table:style-name="Estudios.A3" table:number-columns-spanned="2" office:value-type="string">
            <text:p text:style-name="P16">MEDIA - <text:span text:style-name="T19">3</text:span></text:p>
          </table:table-cell>
          <table:covered-table-cell/>
          <table:table-cell table:style-name="Estudios.A3" office:value-type="string">
            <text:p text:style-name="P17">7,5<text:span text:style-name="T15">0</text:span></text:p>
          </table:table-cell>
          <table:table-cell table:style-name="Estudios.A3" office:value-type="string">
            <text:p text:style-name="P17">8,5<text:span text:style-name="T15">0</text:span></text:p>
          </table:table-cell>
          <table:table-cell table:style-name="Estudios.E3" office:value-type="string">
            <text:p text:style-name="P17">5,25</text:p>
          </table:table-cell>
        </table:table-row>
        <table:table-row table:style-name="Estudios.16">
          <table:table-cell table:style-name="Estudios.A3" office:value-type="string">
            <text:p text:style-name="P11">4</text:p>
          </table:table-cell>
          <table:table-cell table:style-name="Estudios.A3" office:value-type="string">
            <text:p text:style-name="P12">Objetividad</text:p>
          </table:table-cell>
          <table:table-cell table:style-name="Estudios.A3" office:value-type="string">
            <text:p text:style-name="P26"/>
          </table:table-cell>
          <table:table-cell table:style-name="Estudios.A3" office:value-type="string">
            <text:p text:style-name="P26"/>
          </table:table-cell>
          <table:table-cell table:style-name="Estudios.E3" office:value-type="string">
            <text:p text:style-name="P26"/>
          </table:table-cell>
        </table:table-row>
        <table:table-row table:style-name="Estudios.17">
          <table:table-cell table:style-name="Estudios.A3" office:value-type="string">
            <text:p text:style-name="P27">4.1</text:p>
          </table:table-cell>
          <table:table-cell table:style-name="Estudios.A3" office:value-type="string">
            <text:p text:style-name="P28">En el contenido aparecen las declaraciones de intenciones (statement of purpose) </text:p>
          </table:table-cell>
          <table:table-cell table:style-name="Estudios.A3" office:value-type="string">
            <text:p text:style-name="P30">8,<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6,<text:span text:style-name="T15">00</text:span></text:p>
          </table:table-cell>
        </table:table-row>
        <table:table-row table:style-name="Estudios.18">
          <table:table-cell table:style-name="Estudios.A3" office:value-type="string">
            <text:p text:style-name="P27">4.2</text:p>
          </table:table-cell>
          <table:table-cell table:style-name="Estudios.A3" office:value-type="string">
            <text:p text:style-name="P28">Se comprueba que en la cabecera / pie de página / footer y en la URL /dominio para determinar la organización que aloja la web </text:p>
          </table:table-cell>
          <table:table-cell table:style-name="Estudios.A3" office:value-type="string">
            <text:p text:style-name="P30">10,<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10,<text:span text:style-name="T15">00</text:span></text:p>
          </table:table-cell>
        </table:table-row>
        <table:table-row table:style-name="Estudios.19">
          <table:table-cell table:style-name="Estudios.A3" table:number-columns-spanned="2" office:value-type="string">
            <text:p text:style-name="P16">MEDIA - <text:span text:style-name="T19">4</text:span></text:p>
          </table:table-cell>
          <table:covered-table-cell/>
          <table:table-cell table:style-name="Estudios.A3" office:value-type="string">
            <text:p text:style-name="P18">9,<text:span text:style-name="T15">00</text:span></text:p>
          </table:table-cell>
          <table:table-cell table:style-name="Estudios.A3" office:value-type="string">
            <text:p text:style-name="P18">10,<text:span text:style-name="T15">00</text:span></text:p>
          </table:table-cell>
          <table:table-cell table:style-name="Estudios.E3" office:value-type="string">
            <text:p text:style-name="P18">8,<text:span text:style-name="T15">00</text:span></text:p>
          </table:table-cell>
        </table:table-row>
        <table:table-row table:style-name="Estudios.20">
          <table:table-cell table:style-name="Estudios.A3" office:value-type="string">
            <text:p text:style-name="P11">5</text:p>
          </table:table-cell>
          <table:table-cell table:style-name="Estudios.A3" office:value-type="string">
            <text:p text:style-name="P12">Indicador de un buen diseño web</text:p>
          </table:table-cell>
          <table:table-cell table:style-name="Estudios.A3" office:value-type="string">
            <text:p text:style-name="P26"/>
          </table:table-cell>
          <table:table-cell table:style-name="Estudios.A3" office:value-type="string">
            <text:p text:style-name="P26"/>
          </table:table-cell>
          <table:table-cell table:style-name="Estudios.E3" office:value-type="string">
            <text:p text:style-name="P26"/>
          </table:table-cell>
        </table:table-row>
        <table:table-row table:style-name="Estudios.21">
          <table:table-cell table:style-name="Estudios.A3" office:value-type="string">
            <text:p text:style-name="P27">5.1</text:p>
          </table:table-cell>
          <table:table-cell table:style-name="Estudios.A3" office:value-type="string">
            <text:p text:style-name="P31">Los iconos son usados adecuadamente </text:p>
          </table:table-cell>
          <table:table-cell table:style-name="Estudios.A3" office:value-type="string">
            <text:p text:style-name="P30">8,<text:span text:style-name="T15">00</text:span></text:p>
          </table:table-cell>
          <table:table-cell table:style-name="Estudios.A3" office:value-type="string">
            <text:p text:style-name="P30">7,<text:span text:style-name="T15">00</text:span></text:p>
          </table:table-cell>
          <table:table-cell table:style-name="Estudios.E3" office:value-type="string">
            <text:p text:style-name="P30">6,<text:span text:style-name="T15">00</text:span></text:p>
          </table:table-cell>
        </table:table-row>
        <table:table-row table:style-name="Estudios.22">
          <table:table-cell table:style-name="Estudios.A3" office:value-type="string">
            <text:p text:style-name="P27">5.2</text:p>
          </table:table-cell>
          <table:table-cell table:style-name="Estudios.A3" office:value-type="string">
            <text:p text:style-name="P31">Interfaz es usable </text:p>
          </table:table-cell>
          <table:table-cell table:style-name="Estudios.A3" office:value-type="string">
            <text:p text:style-name="P30">7,<text:span text:style-name="T15">00</text:span></text:p>
          </table:table-cell>
          <table:table-cell table:style-name="Estudios.A3" office:value-type="string">
            <text:p text:style-name="P30">9,<text:span text:style-name="T15">00</text:span></text:p>
          </table:table-cell>
          <table:table-cell table:style-name="Estudios.E3" office:value-type="string">
            <text:p text:style-name="P30">7,<text:span text:style-name="T15">00</text:span></text:p>
          </table:table-cell>
        </table:table-row>
        <table:table-row table:style-name="Estudios.23">
          <table:table-cell table:style-name="Estudios.A3" office:value-type="string">
            <text:p text:style-name="P27">5.3</text:p>
          </table:table-cell>
          <table:table-cell table:style-name="Estudios.A3" office:value-type="string">
            <text:p text:style-name="P31">Interfaz es visual </text:p>
          </table:table-cell>
          <table:table-cell table:style-name="Estudios.A3" office:value-type="string">
            <text:p text:style-name="P30">8,<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5,<text:span text:style-name="T15">00</text:span></text:p>
          </table:table-cell>
        </table:table-row>
        <table:table-row table:style-name="Estudios.24">
          <table:table-cell table:style-name="Estudios.A3" office:value-type="string">
            <text:p text:style-name="P27">5.4</text:p>
          </table:table-cell>
          <table:table-cell table:style-name="Estudios.A3" office:value-type="string">
            <text:p text:style-name="P31">Interfaz es educativo </text:p>
          </table:table-cell>
          <table:table-cell table:style-name="Estudios.A3" office:value-type="string">
            <text:p text:style-name="P30">7,<text:span text:style-name="T15">00</text:span></text:p>
          </table:table-cell>
          <table:table-cell table:style-name="Estudios.A3" office:value-type="string">
            <text:p text:style-name="P30">6,<text:span text:style-name="T15">00</text:span></text:p>
          </table:table-cell>
          <table:table-cell table:style-name="Estudios.E3" office:value-type="string">
            <text:p text:style-name="P30">6,<text:span text:style-name="T15">00</text:span></text:p>
          </table:table-cell>
        </table:table-row>
        <table:table-row table:style-name="Estudios.25">
          <table:table-cell table:style-name="Estudios.A3" office:value-type="string">
            <text:p text:style-name="P27">5.5</text:p>
          </table:table-cell>
          <table:table-cell table:style-name="Estudios.A3" office:value-type="string">
            <text:p text:style-name="P31">Los elementos de identificación están correctamente diseñados, y están en la ubicación correcta </text:p>
          </table:table-cell>
          <table:table-cell table:style-name="Estudios.A3" office:value-type="string">
            <text:p text:style-name="P30">10,<text:span text:style-name="T15">00</text:span></text:p>
          </table:table-cell>
          <table:table-cell table:style-name="Estudios.A3" office:value-type="string">
            <text:p text:style-name="P30">7,<text:span text:style-name="T15">00</text:span></text:p>
          </table:table-cell>
          <table:table-cell table:style-name="Estudios.E3" office:value-type="string">
            <text:p text:style-name="P30">5,<text:span text:style-name="T15">00</text:span></text:p>
          </table:table-cell>
        </table:table-row>
        <table:table-row table:style-name="Estudios.26">
          <table:table-cell table:style-name="Estudios.A3" office:value-type="string">
            <text:p text:style-name="P27">5.6</text:p>
          </table:table-cell>
          <table:table-cell table:style-name="Estudios.A3" office:value-type="string">
            <text:p text:style-name="P31">Los elementos de navegación están correctamente diseñados, y están en la ubicación correcta </text:p>
          </table:table-cell>
          <table:table-cell table:style-name="Estudios.E3" table:number-columns-spanned="3" office:value-type="string">
            <text:p text:style-name="P26"/>
          </table:table-cell>
          <table:covered-table-cell/>
          <table:covered-table-cell/>
        </table:table-row>
        <table:table-row table:style-name="Estudios.27">
          <table:table-cell table:style-name="Estudios.A3" office:value-type="string">
            <text:p text:style-name="P27">5.6.1</text:p>
          </table:table-cell>
          <table:table-cell table:style-name="Estudios.A3" office:value-type="string">
            <text:p text:style-name="P31">En todas las páginas web hay elementos de regreso a la portada </text:p>
          </table:table-cell>
          <table:table-cell table:style-name="Estudios.A3" office:value-type="string">
            <text:p text:style-name="P30">10,<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10,<text:span text:style-name="T15">00</text:span></text:p>
          </table:table-cell>
        </table:table-row>
        <table:table-row table:style-name="Estudios.28">
          <table:table-cell table:style-name="Estudios.A3" office:value-type="string">
            <text:p text:style-name="P27">5.6.2</text:p>
          </table:table-cell>
          <table:table-cell table:style-name="Estudios.A3" office:value-type="string">
            <text:p text:style-name="P31">Hay un menú de secciones y/o áreas de interés </text:p>
          </table:table-cell>
          <table:table-cell table:style-name="Estudios.A3" office:value-type="string">
            <text:p text:style-name="P30">7,<text:span text:style-name="T15">00</text:span></text:p>
          </table:table-cell>
          <table:table-cell table:style-name="Estudios.A3" office:value-type="string">
            <text:p text:style-name="P30">10,<text:span text:style-name="T15">00</text:span></text:p>
          </table:table-cell>
          <table:table-cell table:style-name="Estudios.E3" office:value-type="string">
            <text:p text:style-name="P30">3,<text:span text:style-name="T15">00</text:span></text:p>
          </table:table-cell>
        </table:table-row>
        <table:table-row table:style-name="Estudios.29">
          <table:table-cell table:style-name="Estudios.A3" office:value-type="string">
            <text:p text:style-name="P27">5.6.3</text:p>
          </table:table-cell>
          <table:table-cell table:style-name="Estudios.A3" office:value-type="string">
            <text:p text:style-name="P31">En todas las páginas web existe información de la ubicación del usuario sobre el sitio web </text:p>
          </table:table-cell>
          <table:table-cell table:style-name="Estudios.A3" office:value-type="string">
            <text:p text:style-name="P33">8<text:span text:style-name="T14">,00</text:span></text:p>
          </table:table-cell>
          <table:table-cell table:style-name="Estudios.A3" office:value-type="string">
            <text:p text:style-name="P33">8<text:span text:style-name="T14">,00</text:span></text:p>
          </table:table-cell>
          <table:table-cell table:style-name="Estudios.E3" office:value-type="string">
            <text:p text:style-name="P33">7<text:span text:style-name="T14">,00</text:span></text:p>
          </table:table-cell>
        </table:table-row>
        <table:table-row table:style-name="Estudios.30">
          <table:table-cell table:style-name="Estudios.A3" table:number-columns-spanned="2" office:value-type="string">
            <text:p text:style-name="P19">MEDIA – <text:span text:style-name="T19">5.6</text:span></text:p>
          </table:table-cell>
          <table:covered-table-cell/>
          <table:table-cell table:style-name="Estudios.A3" office:value-type="string">
            <text:p text:style-name="P20">8,3<text:span text:style-name="T15">0</text:span></text:p>
          </table:table-cell>
          <table:table-cell table:style-name="Estudios.A3" office:value-type="string">
            <text:p text:style-name="P20">9,3<text:span text:style-name="T15">0</text:span></text:p>
          </table:table-cell>
          <table:table-cell table:style-name="Estudios.E3" office:value-type="string">
            <text:p text:style-name="P20">6,6<text:span text:style-name="T15">0</text:span></text:p>
          </table:table-cell>
        </table:table-row>
        <table:table-row table:style-name="Estudios.31">
          <table:table-cell table:style-name="Estudios.A3" office:value-type="string">
            <text:p text:style-name="P27">5.7</text:p>
          </table:table-cell>
          <table:table-cell table:style-name="Estudios.A3" office:value-type="string">
            <text:p text:style-name="P31">Elementos de contenidos están correctamente diseñados, y están en la ubicación correcta </text:p>
          </table:table-cell>
          <table:table-cell table:style-name="Estudios.E3" table:number-columns-spanned="3" office:value-type="string">
            <text:p text:style-name="P26"/>
          </table:table-cell>
          <table:covered-table-cell/>
          <table:covered-table-cell/>
        </table:table-row>
        <table:table-row table:style-name="Estudios.32">
          <table:table-cell table:style-name="Estudios.A3" office:value-type="string">
            <text:p text:style-name="P27">5.7.1</text:p>
          </table:table-cell>
          <table:table-cell table:style-name="Estudios.A3" office:value-type="string">
            <text:p text:style-name="P31">Los contendidos están expresados en un lenguaje claro y conciso y, presentados en un formato agradable y de fácil lectura </text:p>
          </table:table-cell>
          <table:table-cell table:style-name="Estudios.A3" office:value-type="string">
            <text:p text:style-name="P33">6<text:span text:style-name="T14">,00</text:span></text:p>
          </table:table-cell>
          <table:table-cell table:style-name="Estudios.A3" office:value-type="string">
            <text:p text:style-name="P33">7<text:span text:style-name="T14">,00</text:span></text:p>
          </table:table-cell>
          <table:table-cell table:style-name="Estudios.E3" office:value-type="string">
            <text:p text:style-name="P33">9<text:span text:style-name="T14">,00</text:span></text:p>
          </table:table-cell>
        </table:table-row>
        <table:table-row table:style-name="Estudios.33">
          <table:table-cell table:style-name="Estudios.A3" office:value-type="string">
            <text:p text:style-name="P27">5.7.2</text:p>
          </table:table-cell>
          <table:table-cell table:style-name="Estudios.A3" office:value-type="string">
            <text:p text:style-name="P31">La corrección en la ortografía, la sintaxis, los hechos que se describen del sitio web y la consistencia del contenido </text:p>
          </table:table-cell>
          <table:table-cell table:style-name="Estudios.E3" table:number-columns-spanned="3" office:value-type="string">
            <text:p text:style-name="P26"/>
          </table:table-cell>
          <table:covered-table-cell/>
          <table:covered-table-cell/>
        </table:table-row>
        <table:table-row table:style-name="Estudios.34">
          <table:table-cell table:style-name="Estudios.A3" office:value-type="string">
            <text:p text:style-name="P27">5.7.3</text:p>
          </table:table-cell>
          <table:table-cell table:style-name="Estudios.A3" office:value-type="string">
            <text:p text:style-name="P31">Fuentes de información fiables </text:p>
          </table:table-cell>
          <table:table-cell table:style-name="Estudios.E3" table:number-columns-spanned="3" office:value-type="string">
            <text:p text:style-name="P26"/>
          </table:table-cell>
          <table:covered-table-cell/>
          <table:covered-table-cell/>
        </table:table-row>
        <table:table-row table:style-name="Estudios.35">
          <table:table-cell table:style-name="Estudios.A3" office:value-type="string">
            <text:p text:style-name="P27">5.7.4</text:p>
          </table:table-cell>
          <table:table-cell table:style-name="Estudios.A3" office:value-type="string">
            <text:p text:style-name="P31">Links que no funcionan </text:p>
          </table:table-cell>
          <table:table-cell table:style-name="Estudios.A3" office:value-type="string">
            <text:p text:style-name="P33">7<text:span text:style-name="T14">,00</text:span></text:p>
          </table:table-cell>
          <table:table-cell table:style-name="Estudios.A3" office:value-type="string">
            <text:p text:style-name="P33">10<text:span text:style-name="T14">,00</text:span></text:p>
          </table:table-cell>
          <table:table-cell table:style-name="Estudios.E3" office:value-type="string">
            <text:p text:style-name="P33">7<text:span text:style-name="T14">,00</text:span></text:p>
          </table:table-cell>
        </table:table-row>
        <table:table-row table:style-name="Estudios.36">
          <table:table-cell table:style-name="Estudios.A3" office:value-type="string">
            <text:p text:style-name="P27">5.7.5</text:p>
          </table:table-cell>
          <table:table-cell table:style-name="Estudios.A3" office:value-type="string">
            <text:p text:style-name="P31">El mismo contenido no está duplicado en diferentes páginas web </text:p>
          </table:table-cell>
          <table:table-cell table:style-name="Estudios.A3" office:value-type="string">
            <text:p text:style-name="P33">10<text:span text:style-name="T14">,00</text:span></text:p>
          </table:table-cell>
          <table:table-cell table:style-name="Estudios.A3" office:value-type="string">
            <text:p text:style-name="P33">9<text:span text:style-name="T14">,00</text:span></text:p>
          </table:table-cell>
          <table:table-cell table:style-name="Estudios.E3" office:value-type="string">
            <text:p text:style-name="P33">6<text:span text:style-name="T14">,00</text:span></text:p>
          </table:table-cell>
        </table:table-row>
        <table:table-row table:style-name="Estudios.37">
          <table:table-cell table:style-name="Estudios.A3" table:number-columns-spanned="2" office:value-type="string">
            <text:p text:style-name="P19">MEDIA – <text:span text:style-name="T19">5.7</text:span></text:p>
          </table:table-cell>
          <table:covered-table-cell/>
          <table:table-cell table:style-name="Estudios.A3" office:value-type="string">
            <text:p text:style-name="P20">7,6<text:span text:style-name="T15">0</text:span></text:p>
          </table:table-cell>
          <table:table-cell table:style-name="Estudios.A3" office:value-type="string">
            <text:p text:style-name="P20">8,6<text:span text:style-name="T15">0</text:span></text:p>
          </table:table-cell>
          <table:table-cell table:style-name="Estudios.E3" office:value-type="string">
            <text:p text:style-name="P20">7,3<text:span text:style-name="T15">0</text:span></text:p>
          </table:table-cell>
        </table:table-row>
        <table:table-row table:style-name="Estudios.38">
          <table:table-cell table:style-name="Estudios.A3" office:value-type="string">
            <text:p text:style-name="P27">5.8</text:p>
          </table:table-cell>
          <table:table-cell table:style-name="Estudios.A3" office:value-type="string">
            <text:p text:style-name="P31">Los elementos de interacción funcionan correctamente (botones, áreas de texto, botones de opciones, casillas de verificación) </text:p>
          </table:table-cell>
          <table:table-cell table:style-name="Estudios.A3" office:value-type="string">
            <text:p text:style-name="P33">9<text:span text:style-name="T14">,00</text:span></text:p>
          </table:table-cell>
          <table:table-cell table:style-name="Estudios.A3" office:value-type="string">
            <text:p text:style-name="P33">10<text:span text:style-name="T14">,00</text:span></text:p>
          </table:table-cell>
          <table:table-cell table:style-name="Estudios.E3" office:value-type="string">
            <text:p text:style-name="P33">9<text:span text:style-name="T14">,00</text:span></text:p>
          </table:table-cell>
        </table:table-row>
        <text:soft-page-break/>
        <table:table-row table:style-name="Estudios.39">
          <table:table-cell table:style-name="Estudios.A3" office:value-type="string">
            <text:p text:style-name="P27">5.9</text:p>
          </table:table-cell>
          <table:table-cell table:style-name="Estudios.A3" office:value-type="string">
            <text:p text:style-name="P31">El mapa es un elemento diseñado y puesto correctamente acorde con la página y su estructura (lineal, reticular, jerárquica) es la correcta </text:p>
          </table:table-cell>
          <table:table-cell table:style-name="Estudios.E3" table:number-columns-spanned="3" office:value-type="string">
            <text:p text:style-name="P26"/>
          </table:table-cell>
          <table:covered-table-cell/>
          <table:covered-table-cell/>
        </table:table-row>
        <table:table-row table:style-name="Estudios.40">
          <table:table-cell table:style-name="Estudios.A3" office:value-type="string">
            <text:p text:style-name="P27">5.10</text:p>
          </table:table-cell>
          <table:table-cell table:style-name="Estudios.A3" office:value-type="string">
            <text:p text:style-name="P31">El uso de la página es eficiente (acceso a la información y manejo rápidos) </text:p>
          </table:table-cell>
          <table:table-cell table:style-name="Estudios.A3" office:value-type="string">
            <text:p text:style-name="P33">7<text:span text:style-name="T14">,00</text:span></text:p>
          </table:table-cell>
          <table:table-cell table:style-name="Estudios.A3" office:value-type="string">
            <text:p text:style-name="P33">8<text:span text:style-name="T14">,00</text:span></text:p>
          </table:table-cell>
          <table:table-cell table:style-name="Estudios.E3" office:value-type="string">
            <text:p text:style-name="P33">8<text:span text:style-name="T14">,00</text:span></text:p>
          </table:table-cell>
        </table:table-row>
        <table:table-row table:style-name="Estudios.41">
          <table:table-cell table:style-name="Estudios.A3" office:value-type="string">
            <text:p text:style-name="P27">5.11</text:p>
          </table:table-cell>
          <table:table-cell table:style-name="Estudios.A3" office:value-type="string">
            <text:p text:style-name="P31">Los patrones de diseño están correctamente utilizados en el diseño: Ley de la simplicidad, pregnancia o buena forma </text:p>
          </table:table-cell>
          <table:table-cell table:style-name="Estudios.E3" table:number-columns-spanned="3" office:value-type="string">
            <text:p text:style-name="P26"/>
          </table:table-cell>
          <table:covered-table-cell/>
          <table:covered-table-cell/>
        </table:table-row>
        <table:table-row table:style-name="Estudios.42">
          <table:table-cell table:style-name="Estudios.A3" office:value-type="string">
            <text:p text:style-name="P27">5.11.1</text:p>
          </table:table-cell>
          <table:table-cell table:style-name="Estudios.A3" office:value-type="string">
            <text:p text:style-name="P31">Principio de figura-fondo </text:p>
          </table:table-cell>
          <table:table-cell table:style-name="Estudios.E3" table:number-columns-spanned="3" office:value-type="string">
            <text:p text:style-name="P26"/>
          </table:table-cell>
          <table:covered-table-cell/>
          <table:covered-table-cell/>
        </table:table-row>
        <table:table-row table:style-name="Estudios.43">
          <table:table-cell table:style-name="Estudios.A3" office:value-type="string">
            <text:p text:style-name="P27">5.11.2</text:p>
          </table:table-cell>
          <table:table-cell table:style-name="Estudios.A3" office:value-type="string">
            <text:p text:style-name="P31">Puntos focales </text:p>
          </table:table-cell>
          <table:table-cell table:style-name="Estudios.A3" office:value-type="string">
            <text:p text:style-name="P34">7<text:span text:style-name="T14">,00</text:span></text:p>
          </table:table-cell>
          <table:table-cell table:style-name="Estudios.A3" office:value-type="string">
            <text:p text:style-name="P34">5<text:span text:style-name="T14">,00</text:span></text:p>
          </table:table-cell>
          <table:table-cell table:style-name="Estudios.E3" office:value-type="string">
            <text:p text:style-name="P34">4<text:span text:style-name="T14">,00</text:span></text:p>
          </table:table-cell>
        </table:table-row>
        <table:table-row table:style-name="Estudios.44">
          <table:table-cell table:style-name="Estudios.A3" office:value-type="string">
            <text:p text:style-name="P27">5.11.3</text:p>
          </table:table-cell>
          <table:table-cell table:style-name="Estudios.A3" office:value-type="string">
            <text:p text:style-name="P31">Principio de proximidad </text:p>
          </table:table-cell>
          <table:table-cell table:style-name="Estudios.A3" office:value-type="string">
            <text:p text:style-name="P34">5<text:span text:style-name="T14">,00</text:span></text:p>
          </table:table-cell>
          <table:table-cell table:style-name="Estudios.A3" office:value-type="string">
            <text:p text:style-name="P34">8<text:span text:style-name="T14">,00</text:span></text:p>
          </table:table-cell>
          <table:table-cell table:style-name="Estudios.E3" office:value-type="string">
            <text:p text:style-name="P34">7<text:span text:style-name="T14">,00</text:span></text:p>
          </table:table-cell>
        </table:table-row>
        <table:table-row table:style-name="Estudios.45">
          <table:table-cell table:style-name="Estudios.A3" office:value-type="string">
            <text:p text:style-name="P27">5.11.4</text:p>
          </table:table-cell>
          <table:table-cell table:style-name="Estudios.A3" office:value-type="string">
            <text:p text:style-name="P31">Principio de la semejanza </text:p>
          </table:table-cell>
          <table:table-cell table:style-name="Estudios.A3" office:value-type="string">
            <text:p text:style-name="P34">8<text:span text:style-name="T14">,00</text:span></text:p>
          </table:table-cell>
          <table:table-cell table:style-name="Estudios.A3" office:value-type="string">
            <text:p text:style-name="P34">9<text:span text:style-name="T14">,00</text:span></text:p>
          </table:table-cell>
          <table:table-cell table:style-name="Estudios.E3" office:value-type="string">
            <text:p text:style-name="P34">7<text:span text:style-name="T14">,00</text:span></text:p>
          </table:table-cell>
        </table:table-row>
        <table:table-row table:style-name="Estudios.46">
          <table:table-cell table:style-name="Estudios.A3" office:value-type="string">
            <text:p text:style-name="P27">5.11.5</text:p>
          </table:table-cell>
          <table:table-cell table:style-name="Estudios.A3" office:value-type="string">
            <text:p text:style-name="P31">Balance simétrico </text:p>
          </table:table-cell>
          <table:table-cell table:style-name="Estudios.A3" office:value-type="string">
            <text:p text:style-name="P34">4<text:span text:style-name="T14">,00</text:span></text:p>
          </table:table-cell>
          <table:table-cell table:style-name="Estudios.A3" office:value-type="string">
            <text:p text:style-name="P34">6<text:span text:style-name="T14">,00</text:span></text:p>
          </table:table-cell>
          <table:table-cell table:style-name="Estudios.E3" office:value-type="string">
            <text:p text:style-name="P34">5<text:span text:style-name="T14">,00</text:span></text:p>
          </table:table-cell>
        </table:table-row>
        <table:table-row table:style-name="Estudios.47">
          <table:table-cell table:style-name="Estudios.A3" office:value-type="string">
            <text:p text:style-name="P27">5.11.6</text:p>
          </table:table-cell>
          <table:table-cell table:style-name="Estudios.A3" office:value-type="string">
            <text:p text:style-name="P31">Balance asimétrico </text:p>
          </table:table-cell>
          <table:table-cell table:style-name="Estudios.A3" office:value-type="string">
            <text:p text:style-name="P34">0<text:span text:style-name="T14">,00</text:span></text:p>
          </table:table-cell>
          <table:table-cell table:style-name="Estudios.A3" office:value-type="string">
            <text:p text:style-name="P34">3<text:span text:style-name="T14">,00</text:span></text:p>
          </table:table-cell>
          <table:table-cell table:style-name="Estudios.E3" office:value-type="string">
            <text:p text:style-name="P34">0<text:span text:style-name="T14">,00</text:span></text:p>
          </table:table-cell>
        </table:table-row>
        <table:table-row table:style-name="Estudios.48">
          <table:table-cell table:style-name="Estudios.A3" office:value-type="string">
            <text:p text:style-name="P27">5.11.7</text:p>
          </table:table-cell>
          <table:table-cell table:style-name="Estudios.A3" office:value-type="string">
            <text:p text:style-name="P31">Balance radial </text:p>
          </table:table-cell>
          <table:table-cell table:style-name="Estudios.A3" office:value-type="string">
            <text:p text:style-name="P34">0<text:span text:style-name="T14">,00</text:span></text:p>
          </table:table-cell>
          <table:table-cell table:style-name="Estudios.A3" office:value-type="string">
            <text:p text:style-name="P34">0<text:span text:style-name="T14">,00</text:span></text:p>
          </table:table-cell>
          <table:table-cell table:style-name="Estudios.E3" office:value-type="string">
            <text:p text:style-name="P34">0<text:span text:style-name="T14">,00</text:span></text:p>
          </table:table-cell>
        </table:table-row>
        <table:table-row table:style-name="Estudios.49">
          <table:table-cell table:style-name="Estudios.A3" office:value-type="string">
            <text:p text:style-name="P27">5.11.8</text:p>
          </table:table-cell>
          <table:table-cell table:style-name="Estudios.A3" office:value-type="string">
            <text:p text:style-name="P31">Principio de la continuidad </text:p>
          </table:table-cell>
          <table:table-cell table:style-name="Estudios.A3" office:value-type="string">
            <text:p text:style-name="P34">7<text:span text:style-name="T14">,00</text:span></text:p>
          </table:table-cell>
          <table:table-cell table:style-name="Estudios.A3" office:value-type="string">
            <text:p text:style-name="P34">7<text:span text:style-name="T14">,00</text:span></text:p>
          </table:table-cell>
          <table:table-cell table:style-name="Estudios.E3" office:value-type="string">
            <text:p text:style-name="P34">5<text:span text:style-name="T14">,00</text:span></text:p>
          </table:table-cell>
        </table:table-row>
        <table:table-row table:style-name="Estudios.50">
          <table:table-cell table:style-name="Estudios.A3" office:value-type="string">
            <text:p text:style-name="P27">5.11.9</text:p>
          </table:table-cell>
          <table:table-cell table:style-name="Estudios.A3" office:value-type="string">
            <text:p text:style-name="P31">Principio de cierre </text:p>
          </table:table-cell>
          <table:table-cell table:style-name="Estudios.E3" table:number-columns-spanned="3" office:value-type="string">
            <text:p text:style-name="P26"/>
          </table:table-cell>
          <table:covered-table-cell/>
          <table:covered-table-cell/>
        </table:table-row>
        <table:table-row table:style-name="Estudios.51">
          <table:table-cell table:style-name="Estudios.A3" table:number-columns-spanned="2" office:value-type="string">
            <text:p text:style-name="P21">MEDIA – <text:span text:style-name="T19">5.11</text:span></text:p>
          </table:table-cell>
          <table:covered-table-cell/>
          <table:table-cell table:style-name="Estudios.A3" office:value-type="string">
            <text:p text:style-name="P22">4,42</text:p>
          </table:table-cell>
          <table:table-cell table:style-name="Estudios.A3" office:value-type="string">
            <text:p text:style-name="P22">5,42</text:p>
          </table:table-cell>
          <table:table-cell table:style-name="Estudios.E3" office:value-type="string">
            <text:p text:style-name="P22">4,00</text:p>
          </table:table-cell>
        </table:table-row>
        <table:table-row table:style-name="Estudios.52">
          <table:table-cell table:style-name="Estudios.A3" office:value-type="string">
            <text:p text:style-name="P27">5.12</text:p>
          </table:table-cell>
          <table:table-cell table:style-name="Estudios.A3" office:value-type="string">
            <text:p text:style-name="P41"><text:span text:style-name="T9">El uso de los colores es el </text:span><text:span text:style-name="T10">adecuado</text:span><text:span text:style-name="T9"> </text:span></text:p>
          </table:table-cell>
          <table:table-cell table:style-name="Estudios.A3" office:value-type="string">
            <text:p text:style-name="P26"/>
          </table:table-cell>
          <table:table-cell table:style-name="Estudios.A3" office:value-type="string">
            <text:p text:style-name="P26"/>
          </table:table-cell>
          <table:table-cell table:style-name="Estudios.E3" office:value-type="string">
            <text:p text:style-name="P26"/>
          </table:table-cell>
        </table:table-row>
        <table:table-row>
          <table:table-cell table:style-name="Estudios.A3" office:value-type="string">
            <text:p text:style-name="P27">5.12.1</text:p>
          </table:table-cell>
          <table:table-cell table:style-name="Estudios.A3" office:value-type="string">
            <text:p text:style-name="P31">El uso de los colores complementarios para destacar las letras de las palabras del fondo, o números es el adecuado</text:p>
          </table:table-cell>
          <table:table-cell table:style-name="Estudios.A3" office:value-type="string">
            <text:p text:style-name="P34">7<text:span text:style-name="T14">,00</text:span></text:p>
          </table:table-cell>
          <table:table-cell table:style-name="Estudios.A3" office:value-type="string">
            <text:p text:style-name="P34">5<text:span text:style-name="T14">,00</text:span></text:p>
          </table:table-cell>
          <table:table-cell table:style-name="Estudios.E3" office:value-type="string">
            <text:p text:style-name="P34">5<text:span text:style-name="T14">,00</text:span></text:p>
          </table:table-cell>
        </table:table-row>
        <table:table-row table:style-name="Estudios.54">
          <table:table-cell table:style-name="Estudios.A3" office:value-type="string">
            <text:p text:style-name="P27">5.12.2</text:p>
          </table:table-cell>
          <table:table-cell table:style-name="Estudios.A3" office:value-type="string">
            <text:p text:style-name="P32">El uso de colores análogos en líneas es el adecuado </text:p>
          </table:table-cell>
          <table:table-cell table:style-name="Estudios.E3" table:number-columns-spanned="3" office:value-type="string">
            <text:p text:style-name="P26"/>
          </table:table-cell>
          <table:covered-table-cell/>
          <table:covered-table-cell/>
        </table:table-row>
        <table:table-row table:style-name="Estudios.55">
          <table:table-cell table:style-name="Estudios.A3" office:value-type="string">
            <text:p text:style-name="P27">5.12.3</text:p>
          </table:table-cell>
          <table:table-cell table:style-name="Estudios.A3" office:value-type="string">
            <text:p text:style-name="P32">Uso de colores análogos para destacar gráficos </text:p>
          </table:table-cell>
          <table:table-cell table:style-name="Estudios.E3" table:number-columns-spanned="3" office:value-type="string">
            <text:p text:style-name="P26"/>
          </table:table-cell>
          <table:covered-table-cell/>
          <table:covered-table-cell/>
        </table:table-row>
        <table:table-row table:style-name="Estudios.56">
          <table:table-cell table:style-name="Estudios.A3" office:value-type="string">
            <text:p text:style-name="P27">5.12.4</text:p>
          </table:table-cell>
          <table:table-cell table:style-name="Estudios.A3" office:value-type="string">
            <text:p text:style-name="P41"><text:span text:style-name="T9">Los estilos de letras, las fuentes, y los tamaños son los </text:span><text:span text:style-name="T10">adecuados</text:span><text:span text:style-name="T9"> </text:span></text:p>
          </table:table-cell>
          <table:table-cell table:style-name="Estudios.A3" office:value-type="string">
            <text:p text:style-name="P34">6<text:span text:style-name="T14">,00</text:span></text:p>
          </table:table-cell>
          <table:table-cell table:style-name="Estudios.A3" office:value-type="string">
            <text:p text:style-name="P34">7<text:span text:style-name="T14">,00</text:span></text:p>
          </table:table-cell>
          <table:table-cell table:style-name="Estudios.E3" office:value-type="string">
            <text:p text:style-name="P34">7<text:span text:style-name="T14">,00</text:span></text:p>
          </table:table-cell>
        </table:table-row>
        <table:table-row table:style-name="Estudios.57">
          <table:table-cell table:style-name="Estudios.A3" table:number-columns-spanned="2" office:value-type="string">
            <text:p text:style-name="P21">MEDIA – <text:span text:style-name="T19">5.12</text:span></text:p>
          </table:table-cell>
          <table:covered-table-cell/>
          <table:table-cell table:style-name="Estudios.A3" office:value-type="string">
            <text:p text:style-name="P22">6,5<text:span text:style-name="T15">0</text:span></text:p>
          </table:table-cell>
          <table:table-cell table:style-name="Estudios.A3" office:value-type="string">
            <text:p text:style-name="P23">6<text:span text:style-name="T14">,00</text:span></text:p>
          </table:table-cell>
          <table:table-cell table:style-name="Estudios.E3" office:value-type="string">
            <text:p text:style-name="P23">6<text:span text:style-name="T14">,00</text:span></text:p>
          </table:table-cell>
        </table:table-row>
        <table:table-row table:style-name="Estudios.58">
          <table:table-cell table:style-name="Estudios.A58" table:number-columns-spanned="2" office:value-type="string">
            <text:p text:style-name="P21">MEDIA - <text:span text:style-name="T19">5</text:span></text:p>
          </table:table-cell>
          <table:covered-table-cell/>
          <table:table-cell table:style-name="Estudios.A58" office:value-type="string">
            <text:p text:style-name="P22">7,52</text:p>
          </table:table-cell>
          <table:table-cell table:style-name="Estudios.A58" office:value-type="string">
            <text:p text:style-name="P24">7,94</text:p>
          </table:table-cell>
          <table:table-cell table:style-name="Estudios.E58" office:value-type="string">
            <text:p text:style-name="P24">6,35</text:p>
          </table:table-cell>
        </table:table-row>
      </table:table>
      <text:p text:style-name="P4"/>
      <text:h text:style-name="P47" text:outline-level="1"><text:bookmark-start text:name="__RefHeading___Toc389_328040677"/><text:span text:style-name="T5">4. </text:span><text:span text:style-name="T4">RANKING</text:span><text:bookmark-end text:name="__RefHeading___Toc389_328040677"/></text:h>
      <table:table table:name="Ranking" table:style-name="Ranking" table:template-name="Estilo predeterminado">
        <table:table-column table:style-name="Ranking.A" table:number-columns-repeated="3"/>
        <table:table-column table:style-name="Ranking.D"/>
        <table:table-row table:style-name="Ranking.1">
          <table:table-cell table:style-name="Ranking.A1" table:number-rows-spanned="2" office:value-type="string">
            <text:p text:style-name="P35">Indicadores</text:p>
          </table:table-cell>
          <table:table-cell table:style-name="Ranking.B1" table:number-columns-spanned="3" office:value-type="string">
            <text:p text:style-name="P35">Webs estudiadas</text:p>
          </table:table-cell>
          <table:covered-table-cell/>
          <table:covered-table-cell/>
        </table:table-row>
        <table:table-row table:style-name="Ranking.1">
          <table:covered-table-cell/>
          <table:table-cell table:style-name="Ranking.B2" office:value-type="string">
            <text:p text:style-name="P35">Deichmann</text:p>
          </table:table-cell>
          <table:table-cell table:style-name="Ranking.B2" office:value-type="string">
            <text:p text:style-name="P35">Saxozapatos</text:p>
          </table:table-cell>
          <table:table-cell table:style-name="Ranking.D2" office:value-type="string">
            <text:p text:style-name="P35">Amarettoshop</text:p>
          </table:table-cell>
        </table:table-row>
        <table:table-row table:style-name="Ranking.3">
          <table:table-cell table:style-name="Ranking.B2" office:value-type="string">
            <text:p text:style-name="P9">1. Autoría de la página </text:p>
          </table:table-cell>
          <table:table-cell table:style-name="Ranking.B3" office:value-type="string">
            <text:p text:style-name="P38">7<text:span text:style-name="T14">,</text:span>00</text:p>
          </table:table-cell>
          <table:table-cell table:style-name="Ranking.B3" office:value-type="string">
            <text:p text:style-name="P37">10<text:span text:style-name="T14">,00</text:span></text:p>
          </table:table-cell>
          <table:table-cell table:style-name="Ranking.D3" office:value-type="string">
            <text:p text:style-name="P37">5<text:span text:style-name="T14">,00</text:span></text:p>
          </table:table-cell>
        </table:table-row>
        <table:table-row table:style-name="Ranking.3">
          <table:table-cell table:style-name="Ranking.B2" office:value-type="string">
            <text:p text:style-name="P9">2. Actualidad de la Web </text:p>
          </table:table-cell>
          <table:table-cell table:style-name="Ranking.B3" office:value-type="string">
            <text:p text:style-name="P36">8,5<text:span text:style-name="T15">0</text:span></text:p>
          </table:table-cell>
          <table:table-cell table:style-name="Ranking.C4" office:value-type="string">
            <text:p text:style-name="P37">5<text:span text:style-name="T14">,00</text:span></text:p>
          </table:table-cell>
          <table:table-cell table:style-name="Ranking.D3" office:value-type="string">
            <text:p text:style-name="P36">5,3<text:span text:style-name="T15">0</text:span></text:p>
          </table:table-cell>
        </table:table-row>
        <table:table-row table:style-name="Ranking.5">
          <table:table-cell table:style-name="Ranking.B2" office:value-type="string">
            <text:p text:style-name="P9">3. Comprobar la cobertura </text:p>
          </table:table-cell>
          <table:table-cell table:style-name="Ranking.B3" office:value-type="string">
            <text:p text:style-name="P37">7,5<text:span text:style-name="T15">0</text:span></text:p>
          </table:table-cell>
          <table:table-cell table:style-name="Ranking.B3" office:value-type="string">
            <text:p text:style-name="P36">8,5<text:span text:style-name="T15">0</text:span></text:p>
          </table:table-cell>
          <table:table-cell table:style-name="Ranking.D5" office:value-type="float" office:value="5.25">
            <text:p text:style-name="P36">5,25</text:p>
          </table:table-cell>
        </table:table-row>
        <table:table-row table:style-name="Ranking.3">
          <table:table-cell table:style-name="Ranking.B2" office:value-type="string">
            <text:p text:style-name="P9">4. Objetividad </text:p>
          </table:table-cell>
          <table:table-cell table:style-name="Ranking.B3" office:value-type="string">
            <text:p text:style-name="P37">9<text:span text:style-name="T14">,00</text:span></text:p>
          </table:table-cell>
          <table:table-cell table:style-name="Ranking.B3" office:value-type="string">
            <text:p text:style-name="P36">10,<text:span text:style-name="T15">00</text:span></text:p>
          </table:table-cell>
          <table:table-cell table:style-name="Ranking.D6" office:value-type="string">
            <text:p text:style-name="P36">8,<text:span text:style-name="T15">00</text:span></text:p>
          </table:table-cell>
        </table:table-row>
        <table:table-row table:style-name="Ranking.3">
          <table:table-cell table:style-name="Ranking.B2" office:value-type="string">
            <text:p text:style-name="P9">5. Un buen diseño web </text:p>
          </table:table-cell>
          <table:table-cell table:style-name="Ranking.B7" office:value-type="float" office:value="7.52">
            <text:p text:style-name="P36">7,52</text:p>
          </table:table-cell>
          <table:table-cell table:style-name="Ranking.B7" office:value-type="float" office:value="7.94">
            <text:p text:style-name="P36">7,94</text:p>
          </table:table-cell>
          <table:table-cell table:style-name="Ranking.D5" office:value-type="float" office:value="6.35">
            <text:p text:style-name="P36">6,35</text:p>
          </table:table-cell>
        </table:table-row>
        <table:table-row table:style-name="Ranking.8">
          <table:table-cell table:style-name="Ranking.B2" office:value-type="string">
            <text:p text:style-name="P10">MEDIA</text:p>
          </table:table-cell>
          <table:table-cell table:style-name="Ranking.B3" office:value-type="string">
            <text:p text:style-name="P36">7,9<text:span text:style-name="T15">0</text:span></text:p>
          </table:table-cell>
          <table:table-cell table:style-name="Ranking.B7" office:value-type="float" office:value="8.28">
            <text:p text:style-name="P36">8,28</text:p>
          </table:table-cell>
          <table:table-cell table:style-name="Ranking.D5" office:value-type="float" office:value="5.98">
            <text:p text:style-name="P36">5,98</text:p>
          </table:table-cell>
        </table:table-row>
      </table:table>
      <text:h text:style-name="Heading_20_1" text:outline-level="1"><text:bookmark-start text:name="__RefHeading___Toc387_328040677"/>5. CONCLUSIONES<text:bookmark-end text:name="__RefHeading___Toc387_328040677"/></text:h>
      <text:p text:style-name="P5">Como hemos podido ver en este estudio de páginas web, se nota el esfuerzo y dedicación de las empresas que llevan años y años en el mercado. Saben que deben aprovechar cada recurso que tienen para explotar todo el potencial y en este caso, vender más zapatos y atraer muchos clientes.</text:p>
      <text:p text:style-name="P6"><text:span text:style-name="T7">Al final ha resultado que Deichmann y Saxozapatos, que son los que más años llevan en el negocio de venta de zapatos, tiene las webs más cuidadas y bien diseñadas, aunque no son perfectas. Por otro lado Amarettoshop que solo lleva 5 años en el negocio, tiene una web mediocre, no es mala por supuesto pero </text:span><text:span text:style-name="T6">me parece que no tiene la dedicación necesaria como para ser una tienda que venda exclusivamente on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T1" style:family="text">
      <style:text-properties officeooo:rsid="0026a4bc"/>
    </style:style>
    <style:style style:name="MT2" style:family="text">
      <style:text-properties officeooo:rsid="001c64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ISEÑO DE IN<text:span text:style-name="MT1">T</text:span>ERFACES WEB (2º DAW)<text:tab/><text:tab/><text:span text:style-name="MT2">Iván Daniel Gallego Torres</text:span></text:p>
        <text:p text:style-name="Header"><text:tab/><text:tab/><text:date style:data-style-name="N37" text:date-value="2020-10-21T16:35:58.550999779" text:fixed="true">21/10/20</text:date></text:p>
      </style:header>
      <style:footer>
        <text:p text:style-name="Footer"><text:tab/><text:page-number text:select-page="current">5</text:page-number> <text:span text:style-name="MT2">de </text:span><text:span text:style-name="MT2"><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1T16:35:09.431000000</meta:creation-date>
    <dc:date>2020-10-28T09:16:26.011831944</dc:date>
    <meta:editing-duration>PT14M55S</meta:editing-duration>
    <meta:editing-cycles>5</meta:editing-cycles>
    <meta:generator>LibreOffice/6.1.5.2$Linux_X86_64 LibreOffice_project/10$Build-2</meta:generator>
    <meta:document-statistic meta:table-count="2" meta:image-count="0" meta:object-count="0" meta:page-count="6" meta:paragraph-count="285" meta:word-count="1101" meta:character-count="6291" meta:non-whitespace-character-count="5425"/>
  </office:meta>
</office:document-meta>
</file>